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80808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8000" draw:marker-start-width="0.275cm" draw:marker-end-width="0.275cm" draw:fill="solid" draw:fill-color="#355e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95cm" fo:min-width="0.825cm"/>
    </style:style>
    <style:style style:name="gr5" style:family="graphic" style:parent-style-name="standard">
      <style:graphic-properties draw:stroke="dash" draw:stroke-dash="Fine_20_Dashed_20__28_var_29_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05cm" svg:stroke-color="#008000" draw:marker-start-width="0.275cm" draw:marker-end-width="0.275cm" draw:fill="solid" draw:fill-color="#2800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9cm" fo:min-width="0.82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64cm"/>
    </style:style>
    <style:style style:name="gr13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Inconsolata" style:font-pitch="fixed"/>
    </style:style>
    <style:style style:name="P3" style:family="paragraph">
      <style:text-properties fo:color="#ffffff" fo:font-family="'Arial Black'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ffffff" fo:font-family="'Arial Black'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family="Inconsolata" style:font-pitch="fixed"/>
    </style:style>
    <style:style style:name="T1" style:family="text">
      <style:text-properties fo:font-family="Inconsolata" style:font-pitch="fixed"/>
    </style:style>
    <style:style style:name="T2" style:family="text">
      <style:text-properties fo:color="#ffffff" fo:font-family="'Arial Black'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3cm" svg:y1="2.6cm" svg:x2="5.7cm" svg:y2="1.7cm">
          <text:p/>
        </draw:line>
        <draw:line draw:style-name="gr1" draw:text-style-name="P1" draw:layer="layout" svg:x1="2.5cm" svg:y1="2.6cm" svg:x2="4.8cm" svg:y2="1.7cm">
          <text:p/>
        </draw:line>
        <draw:g>
          <draw:custom-shape draw:style-name="gr2" draw:text-style-name="P2" draw:layer="layout" svg:width="4.6cm" svg:height="1.5cm" svg:x="2.9cm" svg:y="0.2cm">
            <text:p text:style-name="P2"><text:span text:style-name="T1"><text:tab/></text:span><text:span text:style-name="T1">List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3.12cm" svg:y="0.462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3.1cm" svg:y="0.232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5.3cm" svg:height="1.5cm" svg:x="-0.8cm" svg:y="2.6cm">
            <text:p text:style-name="P2"><text:span text:style-name="T1"><text:tab/></text:span><text:span text:style-name="T1">ListNode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-0.58cm" svg:y="2.861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-0.6cm" svg:y="2.631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5.3cm" svg:height="1.5cm" svg:x="6.2cm" svg:y="2.604cm">
            <text:p text:style-name="P2"><text:span text:style-name="T1"><text:tab/></text:span><text:span text:style-name="T1">ListNode_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6.42cm" svg:y="2.87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6.4cm" svg:y="2.64cm">
              <draw:text-box>
                <text:p><text:span text:style-name="T2">c</text:span></text:p>
              </draw:text-box>
            </draw:frame>
          </draw:g>
        </draw:g>
        <draw:custom-shape draw:style-name="gr5" draw:text-style-name="P1" draw:layer="layout" svg:width="5.9cm" svg:height="5.55cm" svg:x="18cm" svg:y="4.3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05cm" svg:y1="2.6cm" svg:x2="18.45cm" svg:y2="1.7cm">
          <text:p/>
        </draw:line>
        <draw:line draw:style-name="gr1" draw:text-style-name="P1" draw:layer="layout" svg:x1="15.25cm" svg:y1="2.6cm" svg:x2="17.55cm" svg:y2="1.7cm">
          <text:p/>
        </draw:line>
        <draw:g>
          <draw:custom-shape draw:style-name="gr2" draw:text-style-name="P2" draw:layer="layout" svg:width="4.6cm" svg:height="1.5cm" svg:x="15.65cm" svg:y="0.2cm">
            <text:p text:style-name="P2"><text:span text:style-name="T1"><text:tab/></text:span><text:span text:style-name="T1">List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1" draw:layer="layout" svg:width="0.981cm" svg:height="1.006cm" svg:x="15.919cm" svg:y="0.489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1cm" svg:height="1.343cm" svg:x="15.9cm" svg:y="0.304cm">
              <draw:text-box>
                <text:p><text:span text:style-name="T2">t</text:span></text:p>
              </draw:text-box>
            </draw:frame>
          </draw:g>
        </draw:g>
        <draw:g>
          <draw:custom-shape draw:style-name="gr2" draw:text-style-name="P2" draw:layer="layout" svg:width="5.3cm" svg:height="1.5cm" svg:x="12.55cm" svg:y="2.6cm">
            <text:p text:style-name="P2"><text:span text:style-name="T1"><text:tab/></text:span><text:span text:style-name="T1">ListNode_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2.812cm" svg:y="2.861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2.792cm" svg:y="2.631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5.3cm" svg:height="1.5cm" svg:x="18.35cm" svg:y="2.6cm">
            <text:p text:style-name="P2"><text:span text:style-name="T1"><text:tab/></text:span><text:span text:style-name="T1">ListNode_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8.612cm" svg:y="2.861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8.592cm" svg:y="2.631cm">
              <draw:text-box>
                <text:p><text:span text:style-name="T2">c</text:span></text:p>
              </draw:text-box>
            </draw:frame>
          </draw:g>
        </draw:g>
        <draw:g>
          <draw:custom-shape draw:style-name="gr8" draw:text-style-name="P2" draw:layer="layout" svg:width="5.3cm" svg:height="1.5cm" svg:x="18.3cm" svg:y="4.65cm">
            <text:p text:style-name="P2"><text:span text:style-name="T1"><text:tab/></text:span><text:span text:style-name="T1">ListNode_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8.52cm" svg:y="4.9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8.5cm" svg:y="4.674cm">
              <draw:text-box>
                <text:p><text:span text:style-name="T2">c</text:span></text:p>
              </draw:text-box>
            </draw:frame>
          </draw:g>
        </draw:g>
        <draw:g>
          <draw:custom-shape draw:style-name="gr8" draw:text-style-name="P2" draw:layer="layout" svg:width="5.3cm" svg:height="1.5cm" svg:x="18.3cm" svg:y="6.35cm">
            <text:p text:style-name="P2"><text:span text:style-name="T1"><text:tab/></text:span><text:span text:style-name="T1">ListNode_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8.52cm" svg:y="6.6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8.5cm" svg:y="6.374cm">
              <draw:text-box>
                <text:p><text:span text:style-name="T2">c</text:span></text:p>
              </draw:text-box>
            </draw:frame>
          </draw:g>
        </draw:g>
        <draw:g>
          <draw:custom-shape draw:style-name="gr8" draw:text-style-name="P2" draw:layer="layout" svg:width="5.3cm" svg:height="1.5cm" svg:x="18.3cm" svg:y="8.05cm">
            <text:p text:style-name="P2"><text:span text:style-name="T1"><text:tab/></text:span><text:span text:style-name="T1">ListNode_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8.52cm" svg:y="8.3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8.5cm" svg:y="8.074cm">
              <draw:text-box>
                <text:p><text:span text:style-name="T2">c</text:span></text:p>
              </draw:text-box>
            </draw:frame>
          </draw:g>
        </draw:g>
        <draw:line draw:style-name="gr9" draw:text-style-name="P1" draw:layer="layout" svg:x1="12.1cm" svg:y1="0.2cm" svg:x2="12cm" svg:y2="10.6cm">
          <text:p/>
        </draw:line>
        <draw:frame draw:style-name="gr10" draw:text-style-name="P5" draw:layer="layout" svg:width="1.264cm" svg:height="1.276cm" svg:x="4.736cm" svg:y="2.824cm">
          <draw:text-box>
            <text:p><text:span text:style-name="T3">...</text:span></text:p>
          </draw:text-box>
        </draw:frame>
        <draw:custom-shape draw:style-name="gr11" draw:text-style-name="P1" draw:layer="layout" svg:width="0.7cm" svg:height="12.2cm" draw:transform="rotate (-1.5707963267949) translate (11.5cm 4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6" draw:layer="layout" svg:width="5.2cm" svg:height="1.276cm" svg:x="2.8cm" svg:y="5.4cm">
          <draw:text-box>
            <text:p text:style-name="P1"><text:span text:style-name="T3">10 classes</text:span></text:p>
          </draw:text-box>
        </draw:frame>
        <draw:custom-shape draw:style-name="gr11" draw:text-style-name="P1" draw:layer="layout" svg:width="0.7cm" svg:height="5.5cm" draw:transform="rotate (-3.14159265358979) translate (17.75cm 9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6" draw:layer="layout" svg:width="4.664cm" svg:height="2.301cm" svg:x="12.636cm" svg:y="6.4cm">
          <draw:text-box>
            <text:p text:style-name="P1"><text:span text:style-name="T3">9 runtime</text:span></text:p>
            <text:p text:style-name="P1"><text:span text:style-name="T3">copies</text:span></text:p>
          </draw:text-box>
        </draw:frame>
        <draw:line draw:style-name="gr1" draw:text-style-name="P1" draw:layer="layout" svg:x1="6.3cm" svg:y1="15.404cm" svg:x2="3.7cm" svg:y2="14.504cm">
          <text:p/>
        </draw:line>
        <draw:line draw:style-name="gr1" draw:text-style-name="P1" draw:layer="layout" svg:x1="0.5cm" svg:y1="15.404cm" svg:x2="2.8cm" svg:y2="14.504cm">
          <text:p/>
        </draw:line>
        <draw:g>
          <draw:custom-shape draw:style-name="gr2" draw:text-style-name="P2" draw:layer="layout" svg:width="4.6cm" svg:height="1.5cm" svg:x="0.9cm" svg:y="13.004cm">
            <text:p text:style-name="P2"><text:span text:style-name="T1"><text:tab/></text:span><text:span text:style-name="T1">List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.12cm" svg:y="13.3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.1cm" svg:y="13.06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5.3cm" svg:height="1.5cm" svg:x="-2.8cm" svg:y="15.404cm">
            <text:p text:style-name="P2"><text:span text:style-name="T1"><text:tab/></text:span><text:span text:style-name="T1">ListNode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-2.588cm" svg:y="15.7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-2.608cm" svg:y="15.46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5.3cm" svg:height="1.5cm" svg:x="4.2cm" svg:y="15.404cm">
            <text:p text:style-name="P2"><text:span text:style-name="T1"><text:tab/></text:span><text:span text:style-name="T1">ListNode_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4.42cm" svg:y="15.7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4.4cm" svg:y="15.46cm">
              <draw:text-box>
                <text:p><text:span text:style-name="T2">c</text:span></text:p>
              </draw:text-box>
            </draw:frame>
          </draw:g>
        </draw:g>
        <draw:line draw:style-name="gr1" draw:text-style-name="P1" draw:layer="layout" svg:x1="6.3cm" svg:y1="19.904cm" svg:x2="3.7cm" svg:y2="19.004cm">
          <text:p/>
        </draw:line>
        <draw:line draw:style-name="gr1" draw:text-style-name="P1" draw:layer="layout" svg:x1="0.5cm" svg:y1="19.904cm" svg:x2="2.8cm" svg:y2="19.004cm">
          <text:p/>
        </draw:line>
        <draw:g>
          <draw:custom-shape draw:style-name="gr2" draw:text-style-name="P2" draw:layer="layout" svg:width="4cm" svg:height="1.5cm" svg:x="1.2cm" svg:y="17.504cm">
            <text:p text:style-name="P2"><text:span text:style-name="T1"><text:tab/></text:span><text:span text:style-name="T1">My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.42cm" svg:y="17.8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.4cm" svg:y="17.56cm">
              <draw:text-box>
                <text:p><text:span text:style-name="T2">c</text:span></text:p>
              </draw:text-box>
            </draw:frame>
          </draw:g>
        </draw:g>
        <draw:line draw:style-name="gr1" draw:text-style-name="P1" draw:layer="layout" svg:x1="6.9cm" svg:y1="19.904cm" svg:x2="6.9cm" svg:y2="16.904cm">
          <text:p/>
        </draw:line>
        <draw:line draw:style-name="gr1" draw:text-style-name="P1" draw:layer="layout" svg:x1="3.2cm" svg:y1="17.504cm" svg:x2="3.2cm" svg:y2="14.504cm">
          <text:p/>
        </draw:line>
        <draw:line draw:style-name="gr1" draw:text-style-name="P1" draw:layer="layout" svg:x1="-0.088cm" svg:y1="19.904cm" svg:x2="-0.088cm" svg:y2="16.904cm">
          <text:p/>
        </draw:line>
        <draw:line draw:style-name="gr13" draw:text-style-name="P1" draw:layer="layout" svg:x1="-0.3cm" svg:y1="18.204cm" svg:x2="0.1cm" svg:y2="18.704cm">
          <text:p/>
        </draw:line>
        <draw:line draw:style-name="gr13" draw:text-style-name="P1" draw:layer="layout" svg:x1="0.1cm" svg:y1="18.204cm" svg:x2="-0.3cm" svg:y2="18.704cm">
          <text:p/>
        </draw:line>
        <draw:line draw:style-name="gr13" draw:text-style-name="P1" draw:layer="layout" svg:x1="6.7cm" svg:y1="18.304cm" svg:x2="7.1cm" svg:y2="18.804cm">
          <text:p/>
        </draw:line>
        <draw:line draw:style-name="gr13" draw:text-style-name="P1" draw:layer="layout" svg:x1="7.1cm" svg:y1="18.304cm" svg:x2="6.7cm" svg:y2="18.804cm">
          <text:p/>
        </draw:line>
        <draw:line draw:style-name="gr1" draw:text-style-name="P1" draw:layer="layout" svg:x1="21cm" svg:y1="15.504cm" svg:x2="18.4cm" svg:y2="14.604cm">
          <text:p/>
        </draw:line>
        <draw:line draw:style-name="gr1" draw:text-style-name="P1" draw:layer="layout" svg:x1="15.2cm" svg:y1="15.504cm" svg:x2="17.5cm" svg:y2="14.604cm">
          <text:p/>
        </draw:line>
        <draw:g>
          <draw:custom-shape draw:style-name="gr2" draw:text-style-name="P2" draw:layer="layout" svg:width="4.6cm" svg:height="1.5cm" svg:x="15.6cm" svg:y="13.104cm">
            <text:p text:style-name="P2"><text:span text:style-name="T1"><text:tab/></text:span><text:span text:style-name="T1">List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1" draw:layer="layout" svg:width="1.018cm" svg:height="1.006cm" svg:x="15.82cm" svg:y="13.39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1.038cm" svg:height="1.343cm" svg:x="15.8cm" svg:y="13.205cm">
              <draw:text-box>
                <text:p><text:span text:style-name="T2">t</text:span></text:p>
              </draw:text-box>
            </draw:frame>
          </draw:g>
        </draw:g>
        <draw:g>
          <draw:custom-shape draw:style-name="gr2" draw:text-style-name="P2" draw:layer="layout" svg:width="5.3cm" svg:height="1.5cm" svg:x="11.9cm" svg:y="15.504cm">
            <text:p text:style-name="P2"><text:span text:style-name="T1"><text:tab/></text:span><text:span text:style-name="T1">ListNode_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2.12cm" svg:y="15.8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2.1cm" svg:y="15.578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5.3cm" svg:height="1.5cm" svg:x="18.9cm" svg:y="15.504cm">
            <text:p text:style-name="P2"><text:span text:style-name="T1"><text:tab/></text:span><text:span text:style-name="T1">ListNode_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9.12cm" svg:y="15.8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9.1cm" svg:y="15.578cm">
              <draw:text-box>
                <text:p><text:span text:style-name="T2">c</text:span></text:p>
              </draw:text-box>
            </draw:frame>
          </draw:g>
        </draw:g>
        <draw:line draw:style-name="gr1" draw:text-style-name="P1" draw:layer="layout" svg:x1="21cm" svg:y1="20.004cm" svg:x2="18.4cm" svg:y2="19.104cm">
          <text:p/>
        </draw:line>
        <draw:line draw:style-name="gr1" draw:text-style-name="P1" draw:layer="layout" svg:x1="15.2cm" svg:y1="20.004cm" svg:x2="17.5cm" svg:y2="19.104cm">
          <text:p/>
        </draw:line>
        <draw:g>
          <draw:custom-shape draw:style-name="gr2" draw:text-style-name="P2" draw:layer="layout" svg:width="4cm" svg:height="1.5cm" svg:x="15.9cm" svg:y="17.604cm">
            <text:p text:style-name="P2"><text:span text:style-name="T1"><text:tab/></text:span><text:span text:style-name="T1">My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1" draw:layer="layout" svg:width="1.018cm" svg:height="1.006cm" svg:x="16.12cm" svg:y="17.889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1.038cm" svg:height="1.343cm" svg:x="16.1cm" svg:y="17.704cm">
              <draw:text-box>
                <text:p><text:span text:style-name="T2">t</text:span></text:p>
              </draw:text-box>
            </draw:frame>
          </draw:g>
        </draw:g>
        <draw:line draw:style-name="gr1" draw:text-style-name="P1" draw:layer="layout" svg:x1="21.6cm" svg:y1="20.004cm" svg:x2="21.6cm" svg:y2="17.004cm">
          <text:p/>
        </draw:line>
        <draw:line draw:style-name="gr1" draw:text-style-name="P1" draw:layer="layout" svg:x1="17.9cm" svg:y1="17.604cm" svg:x2="17.9cm" svg:y2="14.604cm">
          <text:p/>
        </draw:line>
        <draw:line draw:style-name="gr1" draw:text-style-name="P1" draw:layer="layout" svg:x1="14.612cm" svg:y1="20.004cm" svg:x2="14.612cm" svg:y2="17.004cm">
          <text:p/>
        </draw:line>
        <draw:g>
          <draw:custom-shape draw:style-name="gr2" draw:text-style-name="P2" draw:layer="layout" svg:width="4.6cm" svg:height="1.5cm" svg:x="12.3cm" svg:y="20.004cm">
            <text:p text:style-name="P2"><text:span text:style-name="T1"><text:tab/></text:span><text:span text:style-name="T1">MyNode_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2.52cm" svg:y="20.3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2.5cm" svg:y="20.078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4.6cm" svg:height="1.5cm" svg:x="19.3cm" svg:y="20.004cm">
            <text:p text:style-name="P2"><text:span text:style-name="T1"><text:tab/></text:span><text:span text:style-name="T1">MyNode_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19.52cm" svg:y="20.3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19.5cm" svg:y="20.078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4.6cm" svg:height="1.5cm" svg:x="4.6cm" svg:y="19.904cm">
            <text:p text:style-name="P2"><text:span text:style-name="T1"><text:tab/></text:span><text:span text:style-name="T1">MyNode_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4.812cm" svg:y="20.2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4.792cm" svg:y="19.96cm">
              <draw:text-box>
                <text:p><text:span text:style-name="T2">c</text:span></text:p>
              </draw:text-box>
            </draw:frame>
          </draw:g>
        </draw:g>
        <draw:g>
          <draw:custom-shape draw:style-name="gr2" draw:text-style-name="P2" draw:layer="layout" svg:width="4.6cm" svg:height="1.5cm" svg:x="-2.4cm" svg:y="19.904cm">
            <text:p text:style-name="P2"><text:span text:style-name="T1"><text:tab/></text:span><text:span text:style-name="T1">MyNode_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0.988cm" svg:height="0.989cm" svg:x="-2.18cm" svg:y="20.204cm">
              <text:p/>
              <draw:enhanced-geometry svg:viewBox="0 0 21600 21600" draw:extrusion="false" draw:extrusion-depth="0cm 0" draw:extrusion-viewpoint="(0cm 0cm 25cm)" draw:extrusion-origin="0 0" draw:extrusion-skew="0 0" dr3d:shade-mode="flat" draw:extrusion-metal="true" draw:extrusion-specularity="122%" draw:extrusion-diffusion="122%" draw:extrusion-first-light-direction="(0 0 10000)" draw:extrusion-second-light-direction="(0 0 10000)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008cm" svg:height="1.343cm" svg:x="-2.2cm" svg:y="19.96cm">
              <draw:text-box>
                <text:p><text:span text:style-name="T2">c</text:span></text:p>
              </draw:text-box>
            </draw:frame>
          </draw:g>
        </draw:g>
        <draw:frame draw:style-name="gr14" draw:text-style-name="P7" draw:layer="layout" svg:width="2.6cm" svg:height="1cm" svg:x="16.8cm" svg:y="19.304cm">
          <draw:text-box>
            <text:p text:style-name="P7"><text:span text:style-name="T1">mix-in</text:span></text:p>
          </draw:text-box>
        </draw:frame>
        <draw:frame draw:style-name="gr14" draw:text-style-name="P7" draw:layer="layout" svg:width="2.8cm" svg:height="1cm" svg:x="12.2cm" svg:y="18.104cm">
          <draw:text-box>
            <text:p text:style-name="P7"><text:span text:style-name="T1">extend</text:span></text:p>
          </draw:text-box>
        </draw:frame>
        <draw:frame draw:style-name="gr14" draw:text-style-name="P7" draw:layer="layout" svg:width="2.8cm" svg:height="1cm" svg:x="21.6cm" svg:y="18.104cm">
          <draw:text-box>
            <text:p text:style-name="P7"><text:span text:style-name="T1">ext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17.488cm" fo:margin-left="0cm" fo:margin-right="3.86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Ureche</meta:initial-creator>
    <meta:creation-date>2013-03-22T19:33:03</meta:creation-date>
    <dc:date>2013-08-07T21:21:03</dc:date>
    <dc:creator>Vlad Ureche</dc:creator>
    <meta:editing-duration>P1DT20H34M5S</meta:editing-duration>
    <meta:editing-cycles>26</meta:editing-cycles>
    <meta:generator>LibreOffice/3.5$Linux_X86_64 LibreOffice_project/350m1$Build-2</meta:generator>
    <meta:document-statistic meta:object-count="137"/>
  </office:meta>
</office:document-meta>
</file>